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80328649679" calcext:value-type="float">
            <text:p>99,74</text:p>
          </table:table-cell>
          <table:table-cell table:style-name="ce3" table:formula="of:=([.F2]/12597)*100" office:value-type="float" office:value="0.26196713503215" calcext:value-type="float">
            <text:p>0,26</text:p>
          </table:table-cell>
          <table:table-cell office:value-type="float" office:value="8196" calcext:value-type="float">
            <text:p>8196</text:p>
          </table:table-cell>
          <table:table-cell table:style-name="ce4" table:formula="of:=[.E18]+[.H18]" office:value-type="float" office:value="12564" calcext:value-type="float">
            <text:p>12564</text:p>
          </table:table-cell>
          <table:table-cell table:formula="of:=12597-[.E2]" office:value-type="float" office:value="33" calcext:value-type="float">
            <text:p>33</text:p>
          </table:table-cell>
          <table:table-cell office:value-type="float" office:value="293.976258039" calcext:value-type="float">
            <text:p>293,976258039</text:p>
          </table:table-cell>
          <table:table-cell office:value-type="float" office:value="17.2000699043" calcext:value-type="float">
            <text:p>17,200069904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 office:value-type="float" office:value="8176" calcext:value-type="float">
            <text:p>8176</text:p>
          </table:table-cell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199.208581924" calcext:value-type="float">
            <text:p>199,208581924</text:p>
          </table:table-cell>
          <table:table-cell office:value-type="float" office:value="17.0224180222" calcext:value-type="float">
            <text:p>17,02241802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 office:value-type="float" office:value="8344" calcext:value-type="float">
            <text:p>8344</text:p>
          </table:table-cell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354.36300683" calcext:value-type="float">
            <text:p>354,36300683</text:p>
          </table:table-cell>
          <table:table-cell office:value-type="float" office:value="17.3663330078" calcext:value-type="float">
            <text:p>17,366333007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856632531555" calcext:value-type="float">
            <text:p>99,79</text:p>
          </table:table-cell>
          <table:table-cell table:style-name="ce3" table:formula="of:=([.F5]/12597)*100" office:value-type="float" office:value="0.214336746844487" calcext:value-type="float">
            <text:p>0,21</text:p>
          </table:table-cell>
          <table:table-cell office:value-type="float" office:value="8091" calcext:value-type="float">
            <text:p>8091</text:p>
          </table:table-cell>
          <table:table-cell table:style-name="ce4" table:formula="of:=[.E21]+[.H21]" office:value-type="float" office:value="12570" calcext:value-type="float">
            <text:p>12570</text:p>
          </table:table-cell>
          <table:table-cell table:formula="of:=12597-[.E5]" office:value-type="float" office:value="27" calcext:value-type="float">
            <text:p>27</text:p>
          </table:table-cell>
          <table:table-cell office:value-type="float" office:value="316.724151134" calcext:value-type="float">
            <text:p>316,724151134</text:p>
          </table:table-cell>
          <table:table-cell office:value-type="float" office:value="16.8645420074" calcext:value-type="float">
            <text:p>16,86454200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745256807176" calcext:value-type="float">
            <text:p>99,67</text:p>
          </table:table-cell>
          <table:table-cell table:style-name="ce3" table:formula="of:=([.F6]/12597)*100" office:value-type="float" office:value="0.325474319282369" calcext:value-type="float">
            <text:p>0,33</text:p>
          </table:table-cell>
          <table:table-cell office:value-type="float" office:value="8331" calcext:value-type="float">
            <text:p>8331</text:p>
          </table:table-cell>
          <table:table-cell table:style-name="ce4" table:formula="of:=[.E22]+[.H22]" office:value-type="float" office:value="12556" calcext:value-type="float">
            <text:p>12556</text:p>
          </table:table-cell>
          <table:table-cell table:formula="of:=12597-[.E6]" office:value-type="float" office:value="41" calcext:value-type="float">
            <text:p>41</text:p>
          </table:table-cell>
          <table:table-cell office:value-type="float" office:value="202.482375145" calcext:value-type="float">
            <text:p>202,482375145</text:p>
          </table:table-cell>
          <table:table-cell office:value-type="float" office:value="17.367483139" calcext:value-type="float">
            <text:p>17,36748313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300944669366" calcext:value-type="float">
            <text:p>99,73</text:p>
          </table:table-cell>
          <table:table-cell table:style-name="ce3" table:formula="of:=([.F7]/12597)*100" office:value-type="float" office:value="0.269905533063428" calcext:value-type="float">
            <text:p>0,27</text:p>
          </table:table-cell>
          <table:table-cell office:value-type="float" office:value="8413" calcext:value-type="float">
            <text:p>8413</text:p>
          </table:table-cell>
          <table:table-cell table:style-name="ce4" table:formula="of:=[.E23]+[.H23]" office:value-type="float" office:value="12563" calcext:value-type="float">
            <text:p>12563</text:p>
          </table:table-cell>
          <table:table-cell table:formula="of:=12597-[.E7]" office:value-type="float" office:value="34" calcext:value-type="float">
            <text:p>34</text:p>
          </table:table-cell>
          <table:table-cell office:value-type="float" office:value="171.32793808" calcext:value-type="float">
            <text:p>171,32793808</text:p>
          </table:table-cell>
          <table:table-cell office:value-type="float" office:value="17.5264661312" calcext:value-type="float">
            <text:p>17,526466131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14217670874" calcext:value-type="float">
            <text:p>99,71</text:p>
          </table:table-cell>
          <table:table-cell table:style-name="ce3" table:formula="of:=([.F8]/12597)*100" office:value-type="float" office:value="0.285782329125982" calcext:value-type="float">
            <text:p>0,29</text:p>
          </table:table-cell>
          <table:table-cell office:value-type="float" office:value="8262" calcext:value-type="float">
            <text:p>8262</text:p>
          </table:table-cell>
          <table:table-cell table:style-name="ce4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183.289392948" calcext:value-type="float">
            <text:p>183,289392948</text:p>
          </table:table-cell>
          <table:table-cell office:value-type="float" office:value="17.3194861412" calcext:value-type="float">
            <text:p>17,319486141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221560689053" calcext:value-type="float">
            <text:p>99,72</text:p>
          </table:table-cell>
          <table:table-cell table:style-name="ce3" table:formula="of:=([.F9]/12597)*100" office:value-type="float" office:value="0.277843931094705" calcext:value-type="float">
            <text:p>0,28</text:p>
          </table:table-cell>
          <table:table-cell office:value-type="float" office:value="8021" calcext:value-type="float">
            <text:p>8021</text:p>
          </table:table-cell>
          <table:table-cell table:style-name="ce4" table:formula="of:=[.E25]+[.H25]" office:value-type="float" office:value="12562" calcext:value-type="float">
            <text:p>12562</text:p>
          </table:table-cell>
          <table:table-cell table:formula="of:=12597-[.E9]" office:value-type="float" office:value="35" calcext:value-type="float">
            <text:p>35</text:p>
          </table:table-cell>
          <table:table-cell office:value-type="float" office:value="326.856278896" calcext:value-type="float">
            <text:p>326,856278896</text:p>
          </table:table-cell>
          <table:table-cell office:value-type="float" office:value="16.7697765827" calcext:value-type="float">
            <text:p>16,769776582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14217670874" calcext:value-type="float">
            <text:p>99,71</text:p>
          </table:table-cell>
          <table:table-cell table:style-name="ce3" table:formula="of:=([.F10]/12597)*100" office:value-type="float" office:value="0.285782329125982" calcext:value-type="float">
            <text:p>0,29</text:p>
          </table:table-cell>
          <table:table-cell office:value-type="float" office:value="8195" calcext:value-type="float">
            <text:p>8195</text:p>
          </table:table-cell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231.101719141" calcext:value-type="float">
            <text:p>231,101719141</text:p>
          </table:table-cell>
          <table:table-cell office:value-type="float" office:value="17.1358091831" calcext:value-type="float">
            <text:p>17,135809183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2689529253" calcext:value-type="float">
            <text:p>99,63</text:p>
          </table:table-cell>
          <table:table-cell table:style-name="ce3" table:formula="of:=([.F11]/12597)*100" office:value-type="float" office:value="0.373104707470033" calcext:value-type="float">
            <text:p>0,37</text:p>
          </table:table-cell>
          <table:table-cell office:value-type="float" office:value="8248" calcext:value-type="float">
            <text:p>8248</text:p>
          </table:table-cell>
          <table:table-cell table:style-name="ce4" table:formula="of:=[.E27]+[.H27]" office:value-type="float" office:value="12550" calcext:value-type="float">
            <text:p>12550</text:p>
          </table:table-cell>
          <table:table-cell table:formula="of:=12597-[.E11]" office:value-type="float" office:value="47" calcext:value-type="float">
            <text:p>47</text:p>
          </table:table-cell>
          <table:table-cell office:value-type="float" office:value="141.850345135" calcext:value-type="float">
            <text:p>141,850345135</text:p>
          </table:table-cell>
          <table:table-cell office:value-type="float" office:value="17.2894160748" calcext:value-type="float">
            <text:p>17,289416074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23100738271" calcext:value-type="float">
            <text:p>99,7023100738</text:p>
          </table:table-cell>
          <table:table-cell table:formula="of:=AVERAGE([.C2:.C11])" office:value-type="float" office:value="0.297689926172898" calcext:value-type="float">
            <text:p>0,2976899262</text:p>
          </table:table-cell>
          <table:table-cell table:formula="of:=SUM([.D2:.D11])/10" office:value-type="float" office:value="8227.7" calcext:value-type="float">
            <text:p>8227,7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242.1180047272" calcext:value-type="float">
            <text:p>242,1180047272</text:p>
          </table:table-cell>
          <table:table-cell table:formula="of:=SUM([.H2:.H11])/10" office:value-type="float" office:value="17.18618001937" calcext:value-type="float">
            <text:p>17,18618001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3147574819402" calcext:value-type="float">
            <text:p>0,653147574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7" calcext:value-type="float">
            <text:p>5843,7</text:p>
          </table:table-cell>
          <table:table-cell table:formula="of:=AVERAGE([.G18:.G27])" office:value-type="float" office:value="19" calcext:value-type="float">
            <text:p>19</text:p>
          </table:table-cell>
          <table:table-cell/>
          <table:table-cell office:value-type="float" office:value="5974" calcext:value-type="float">
            <text:p>597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590" calcext:value-type="float">
            <text:p>659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5" calcext:value-type="float">
            <text:p>18,5</text:p>
          </table:table-cell>
          <table:table-cell table:formula="of:=AVERAGE([.H18:.H27])" office:value-type="float" office:value="6715.8" calcext:value-type="float">
            <text:p>6715,8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65" calcext:value-type="float">
            <text:p>666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1" calcext:value-type="float">
            <text:p>569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12597-SUM([.E20:.G20])" office:value-type="float" office:value="6866" calcext:value-type="float">
            <text:p>686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7" calcext:value-type="float">
            <text:p>5843,7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680" calcext:value-type="float">
            <text:p>668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5" calcext:value-type="float">
            <text:p>18,5</text:p>
          </table:table-cell>
          <table:table-cell table:number-columns-repeated="2"/>
          <table:table-cell office:value-type="float" office:value="5899" calcext:value-type="float">
            <text:p>589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657" calcext:value-type="float">
            <text:p>66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" calcext:value-type="float">
            <text:p>19</text:p>
          </table:table-cell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803" calcext:value-type="float">
            <text:p>68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8" calcext:value-type="float">
            <text:p>6715,8</text:p>
          </table:table-cell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666" calcext:value-type="float">
            <text:p>666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8" calcext:value-type="float">
            <text:p>67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0" calcext:value-type="float">
            <text:p>586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12597-SUM([.E26:.G26])" office:value-type="float" office:value="6701" calcext:value-type="float">
            <text:p>670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8" calcext:value-type="float">
            <text:p>573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12597-SUM([.E27:.G27])" office:value-type="float" office:value="6812" calcext:value-type="float">
            <text:p>681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23100738271" calcext:value-type="float">
            <text:p>0,9970231007</text:p>
          </table:table-cell>
          <table:table-cell table:number-columns-repeated="2"/>
          <table:table-cell table:formula="of:=SUM([.E18:.E27])/10" office:value-type="float" office:value="5843.7" calcext:value-type="float">
            <text:p>5843,7</text:p>
          </table:table-cell>
          <table:table-cell table:formula="of:=SUM([.F18:.F27])/10" office:value-type="float" office:value="18.5" calcext:value-type="float">
            <text:p>18,5</text:p>
          </table:table-cell>
          <table:table-cell table:formula="of:=SUM([.G18:.G27])/10" office:value-type="float" office:value="19" calcext:value-type="float">
            <text:p>19</text:p>
          </table:table-cell>
          <table:table-cell table:formula="of:=SUM([.H18:.H27])/10" office:value-type="float" office:value="6715.8" calcext:value-type="float">
            <text:p>6715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7689926172898" calcext:value-type="float">
            <text:p>0,0029768993</text:p>
          </table:table-cell>
          <table:table-cell table:number-columns-repeated="2"/>
          <table:table-cell table:formula="of:=SUM([.E18:.E27])" office:value-type="float" office:value="58437" calcext:value-type="float">
            <text:p>58437</text:p>
          </table:table-cell>
          <table:table-cell table:formula="of:=SUM([.F18:.F27])" office:value-type="float" office:value="185" calcext:value-type="float">
            <text:p>185</text:p>
          </table:table-cell>
          <table:table-cell table:formula="of:=SUM([.G18:.G27])" office:value-type="float" office:value="190" calcext:value-type="float">
            <text:p>190</text:p>
          </table:table-cell>
          <table:table-cell table:formula="of:=SUM([.H18:.H27])" office:value-type="float" office:value="67158" calcext:value-type="float">
            <text:p>6715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59172394972" calcext:value-type="float">
            <text:p>0,9967591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52869637527" calcext:value-type="float">
            <text:p>0,99725286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59:57.2430698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45S</meta:editing-duration>
    <meta:editing-cycles>7</meta:editing-cycles>
    <meta:generator>LibreOffice/5.1.6.2$Linux_X86_64 LibreOffice_project/10m0$Build-2</meta:generator>
    <dc:date>2018-01-23T23:00:28.041011066</dc:date>
    <meta:document-statistic meta:table-count="1" meta:cell-count="181" meta:object-count="0"/>
  </office:meta>
</office:document-meta>
</file>